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officeooo:rsid="0017df40" officeooo:paragraph-rsid="0017df40"/>
    </style:style>
    <style:style style:name="P3" style:family="paragraph" style:parent-style-name="Text_20_body" style:list-style-name="L5">
      <style:text-properties officeooo:rsid="0017df40" officeooo:paragraph-rsid="0017df40"/>
    </style:style>
    <style:style style:name="P4" style:family="paragraph" style:parent-style-name="Text_20_body" style:list-style-name="L7">
      <style:text-properties officeooo:rsid="0017df40" officeooo:paragraph-rsid="0017df40"/>
    </style:style>
    <style:style style:name="P5" style:family="paragraph" style:parent-style-name="Text_20_body" style:list-style-name="L6">
      <style:text-properties officeooo:paragraph-rsid="0017df40"/>
    </style:style>
    <style:style style:name="P6" style:family="paragraph" style:parent-style-name="Text_20_body">
      <style:text-properties officeooo:rsid="0019e281" officeooo:paragraph-rsid="0019e281"/>
    </style:style>
    <style:style style:name="P7" style:family="paragraph" style:parent-style-name="Text_20_body" style:list-style-name="L8">
      <style:text-properties officeooo:paragraph-rsid="0019e281"/>
    </style:style>
    <style:style style:name="P8" style:family="paragraph" style:parent-style-name="Text_20_body">
      <style:text-properties officeooo:rsid="001d1863" officeooo:paragraph-rsid="001d1863"/>
    </style:style>
    <style:style style:name="P9" style:family="paragraph" style:parent-style-name="Text_20_body" style:list-style-name="L9">
      <style:text-properties officeooo:paragraph-rsid="001d1863"/>
    </style:style>
    <style:style style:name="P10" style:family="paragraph" style:parent-style-name="Text_20_body">
      <style:text-properties officeooo:paragraph-rsid="001d1863"/>
    </style:style>
    <style:style style:name="P11" style:family="paragraph" style:parent-style-name="Text_20_body" style:list-style-name="L10">
      <style:text-properties officeooo:paragraph-rsid="001d1863"/>
    </style:style>
    <style:style style:name="P12" style:family="paragraph" style:parent-style-name="Text_20_body" style:list-style-name="L12">
      <style:text-properties officeooo:paragraph-rsid="001d1863"/>
    </style:style>
    <style:style style:name="P13" style:family="paragraph" style:parent-style-name="Text_20_body">
      <style:text-properties officeooo:rsid="001f1a6e" officeooo:paragraph-rsid="001f1a6e"/>
    </style:style>
    <style:style style:name="P14" style:family="paragraph" style:parent-style-name="Text_20_body">
      <style:text-properties officeooo:rsid="00214e78" officeooo:paragraph-rsid="00244411"/>
    </style:style>
    <style:style style:name="P15" style:family="paragraph" style:parent-style-name="Text_20_body" style:list-style-name="L13">
      <style:text-properties officeooo:paragraph-rsid="00244411"/>
    </style:style>
    <style:style style:name="P16" style:family="paragraph" style:parent-style-name="Text_20_body">
      <style:text-properties officeooo:rsid="0025a6d2" officeooo:paragraph-rsid="0025a6d2"/>
    </style:style>
    <style:style style:name="P17" style:family="paragraph" style:parent-style-name="Heading_20_1">
      <style:text-properties fo:font-style="normal" officeooo:rsid="0017df40" officeooo:paragraph-rsid="0017df40" style:font-style-asian="normal" style:font-style-complex="normal"/>
    </style:style>
    <style:style style:name="P18" style:family="paragraph" style:parent-style-name="Heading_20_1">
      <style:text-properties fo:font-style="normal" officeooo:paragraph-rsid="0017df40" style:font-style-asian="normal" style:font-style-complex="normal"/>
    </style:style>
    <style:style style:name="P19" style:family="paragraph" style:parent-style-name="Heading_20_2">
      <style:text-properties fo:font-style="normal" officeooo:rsid="001c54bf" officeooo:paragraph-rsid="001c54bf" style:font-style-asian="normal" style:font-style-complex="normal"/>
    </style:style>
    <style:style style:name="P20" style:family="paragraph" style:parent-style-name="Heading_20_3">
      <style:text-properties officeooo:rsid="001d1863" officeooo:paragraph-rsid="001d186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7df40" style:font-style-asian="normal" style:font-style-complex="normal"/>
    </style:style>
    <style:style style:name="T4" style:family="text">
      <style:text-properties fo:font-style="normal" officeooo:rsid="001c54bf" style:font-style-asian="normal" style:font-style-complex="normal"/>
    </style:style>
    <style:style style:name="T5" style:family="text">
      <style:text-properties fo:font-style="normal" officeooo:rsid="001d1863" style:font-style-asian="normal" style:font-style-complex="normal"/>
    </style:style>
    <style:style style:name="T6" style:family="text">
      <style:text-properties fo:font-style="normal" officeooo:rsid="00244411"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9e281"/>
    </style:style>
    <style:style style:name="T9" style:family="text">
      <style:text-properties officeooo:rsid="001f11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SH in ODT</text:p>
      <text:p text:style-name="Subtitle">Documentation - Version 0.2, October 30, 2015</text:p>
      <text:h text:style-name="Heading_20_1" text:outline-level="1">Abstract</text:h>
      <text:h text:style-name="Heading_20_1" text:outline-level="1"><text:span text:style-name="T2">Introduction</text:span></text:h>
      <text:h text:style-name="P17" text:outline-level="1">Related works</text:h>
      <text:p text:style-name="P2"><text:span text:style-name="T2">In the past several projects worked on the generation of SPARQL queries according to the user needs. Two main different approaches have been adopted: </text:span></text:p>
      <text:list xml:id="list7628587903663047021" text:style-name="L5">
        <text:list-item>
          <text:p text:style-name="P3"><text:span text:style-name="T2">retrieving results using one single searching textual input and without showing any SPARQL code. </text:span></text:p>
        </text:list-item>
        <text:list-item>
          <text:p text:style-name="P3"><text:span text:style-name="T2">Showing and generating the SPARQL code according to several inputs (e.g: filters, values …etc), next users will have the possibility to execute the code.</text:span></text:p>
        </text:list-item>
      </text:list>
      <text:p text:style-name="P2"><text:span text:style-name="T2">In this section we introduce some of the most relevant of these works, by discussing their main characteristics.</text:span></text:p>
      <text:list xml:id="list857693299420042928" text:style-name="L6">
        <text:list-item>
          <text:p text:style-name="P5"><text:span text:style-name="T3">Scholia </text:span><text:span text:style-name="T3"><text:bookmark-ref text:reference-format="number-all-superior" text:ref-name="__RefNumPara__2122_1322021082">1</text:bookmark-ref></text:span><text:span text:style-name="T3">: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5"><text:span text:style-name="T3">BioCarian: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 these features represent the possible filters that could be applied. The tool offers average users (without knowledge of SPARQL language) a free text search and the ability to navigate the results through these facets.</text:span></text:p>
        </text:list-item>
        <text:list-item>
          <text:p text:style-name="P5"><text:span text:style-name="T3">DisGeNET: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span></text:p>
        </text:list-item>
        <text:list-item>
          <text:p text:style-name="P5"><text:span text:style-name="T3">neXtProt: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span></text:p>
        </text:list-item>
        <text:list-item>
          <text:p text:style-name="P5"><text:span text:style-name="T3">Visual SPARQL Builder (VSB):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ext:span><text:soft-page-break/><text:span text:style-name="T3">the results will be shown in structured tables.</text:span></text:p>
        </text:list-item>
      </text:list>
      <text:h text:style-name="Heading_20_1" text:outline-level="1"><text:span text:style-name="T8">The</text:span> tool</text:h>
      <text:p text:style-name="P6"><text:span text:style-name="T3">&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span></text:p>
      <text:p text:style-name="P6"><text:span text:style-name="T3">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span></text:p>
      <text:list xml:id="list3593631027551826637" text:style-name="L8">
        <text:list-item>
          <text:p text:style-name="P7"><text:span text:style-name="T3">Enable a free text search, along with an oriented searching option if needed.</text:span></text:p>
        </text:list-item>
        <text:list-item>
          <text:p text:style-name="P7"><text:span text:style-name="T3">Enabling some filtering operations on the values and attributes of the results obtained. These operations should be applied dynamically and handled without any further querying on the triplestore. <text:s/></text:span></text:p>
        </text:list-item>
        <text:list-item>
          <text:p text:style-name="P7"><text:span text:style-name="T3">The interface, functionalities, and queries must be customizable according to the user needs.</text:span></text:p>
        </text:list-item>
        <text:list-item>
          <text:p text:style-name="P7"><text:span text:style-name="T3">Although the tool was meant for OpenCitations and integrated in its website, it must be easily used by any other system which works with RDF stores and therefor also easily integrated as a new module on its website.</text:span></text:p>
        </text:list-item>
      </text:list>
      <text:p text:style-name="P6"><text:span text:style-name="T3">In the following subsections we will talk about the general architecture of the system and next move on to discuss the configurations and usage of &lt;TOOLNAME&gt;.</text:span></text:p>
      <text:h text:style-name="P19" text:outline-level="2">Architecture</text:h>
      <text:p text:style-name="P8"><text:span text:style-name="T4">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span></text:p>
      <text:list xml:id="list7070019127526673763" text:style-name="L9">
        <text:list-item>
          <text:p text:style-name="P9"><text:span text:style-name="T4">The main core of the tool which will handle all its behavior.</text:span></text:p>
        </text:list-item>
        <text:list-item>
          <text:p text:style-name="P9"><text:span text:style-name="T4">A configuration file to define the parameters of the tool.</text:span></text:p>
        </text:list-item>
        <text:list-item>
          <text:p text:style-name="P9"><text:span text:style-name="T4">A module to handle the stylistic aspect of the interface. <text:s/></text:span></text:p>
        </text:list-item>
      </text:list>
      <text:p text:style-name="P8"><text:span text:style-name="T4">These files will operate in two macro areas: the layout/interface and in the model definition. Lets deepen our discussion by analyzing these areas, and how the different modules will cooperate with each other.</text:span></text:p>
      <text:h text:style-name="P20" text:outline-level="3"><text:span text:style-name="T9">L</text:span>ayout and interface</text:h>
      <text:p text:style-name="P8"><text:span text:style-name="T4">The general layout of our tool is composed by three main sections: results, header, filters. These section will enclose additional sub containers which are dynamically populated with the tool components: </text:span></text:p>
      <text:list xml:id="list8808699480534582727" text:style-name="L10">
        <text:list-item>
          <text:p text:style-name="P11"><text:span text:style-name="T4">results: contains a table populated with the results obtained from the query execution. </text:span></text:p>
        </text:list-item>
        <text:list-item>
          <text:p text:style-name="P11"><text:span text:style-name="T4">header section: contains components that alter the table of results from a visual perspective: Rows per page: gives users the possibility to decide the maximum number of rows to visualize per page.Sort: let users sort the results according to a specific column/field and with a descendent or ascendent order. </text:span></text:p>
        </text:list-item>
        <text:list-item>
          <text:p text:style-name="P11"><text:soft-page-break/><text:span text:style-name="T4">filters section: contains components that can refine/filter the results obtained: Limit the number of results: alter the total number of results in the table, the table is repopulated with the most relevant results in respect of the original query. Values selection: the user can choose which values to keep or exclude from the table of results.</text:span></text:p>
        </text:list-item>
      </text:list>
      <text:p text:style-name="P13"><text:span text:style-name="T4">The above sections (and inner components) should be physically presented in the webpage willing to add them. Users can decide which blocks to include/exclude from their interface by keeping or dropping out the related block from a structured html scheme.</text:span></text:p>
      <text:p text:style-name="P13"><text:span text:style-name="T4">All the sections and inner components could be redefined from a stylistic point of view. Users will have a full control over the visual aspect and positions of the elements in the interface, and therefor can eventually change their default layout. These configurations are all adaptable from a CSS file which defines a list of classes for all the components that will be dynamically created inside the page. </text:span></text:p>
      <text:h text:style-name="Heading_20_3" text:outline-level="3"><text:span text:style-name="T4">T</text:span><text:span text:style-name="T2">he Model</text:span></text:h>
      <text:p text:style-name="P10"><text:span text:style-name="T5">The core of our tool resides in a one javascript file which contains three submodules each one with its own closure:</text:span></text:p>
      <text:list xml:id="list9182702580014125052" text:style-name="L12">
        <text:list-item>
          <text:p text:style-name="P12"><text:span text:style-name="T5">search: the behavior and logics of the tool are handled in this sub-module and its internal functions <text:s/></text:span></text:p>
        </text:list-item>
        <text:list-item>
          <text:p text:style-name="P12"><text:span text:style-name="T5">util: this sub-module contains all the general utility functions needed by the other submodules</text:span></text:p>
        </text:list-item>
        <text:list-item>
          <text:p text:style-name="P12"><text:span text:style-name="T5">htmldom: contains functions that will dynamically generate the html components to add on the webpage</text:span></text:p>
        </text:list-item>
      </text:list>
      <text:p text:style-name="P14"><text:span text:style-name="T5">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span></text:p>
      <text:p text:style-name="P14"><text:span text:style-name="T5">Lets list the processing stages of the model right after the first call:</text:span></text:p>
      <text:list xml:id="list5305068631712432489" text:style-name="L13">
        <text:list-item>
          <text:p text:style-name="P15"><text:span text:style-name="T5">Finding the corresponding rule: iterate through a list of rules and identify the one which defines a specific regular expression format which matches the textual input given.</text:span></text:p>
        </text:list-item>
        <text:list-item>
          <text:p text:style-name="P15"><text:span text:style-name="T5">Apply the query: call the triplestore and apply the corresponding SPARQL query defined for that specific rule and save the results inside the tool module. </text:span></text:p>
        </text:list-item>
        <text:list-item>
          <text:p text:style-name="P15"><text:span text:style-name="T5">Process the results: once all the results are retrieved, three additional important operations need to be done: linking, grouping and selecting the data. By linking the data, we mean to associate a link to the values of a specific column in the results retrieved. The corresponding links values belong to another column of the results, we just need to specify it to the linker. Grouping the data works like a traditional group-by statement, we use it to group the result-set by one or more columns, by also specifying the keys that stand as new distinct identifiers for each different row of the result-set. Once the two previous operations are accomplished, only a subset of the results are selected while the rest of the columns are discarded, for instance in this phase we can exclude the columns used to associate the links in the linking process. </text:span></text:p>
        </text:list-item>
        <text:list-item>
          <text:p text:style-name="P15"><text:span text:style-name="T6">Init tool data: the data in the system will be represented in three different forms: native, filtered, visualized. The native data contain the complete original result-set after stage 3, thanks to this no further calls to the triplestore are made, unless we change the initial textual query. The filtered data are a subset of the native data after the application of filtering operations on them, for instance after limiting the total number of rows. The data visualized </text:span><text:soft-page-break/><text:span text:style-name="T6">are a subset of the filtered data after the application of visual operations, for instance after ordering the rows on a specific column. Note that at this stage all the three data types are equivalent, since no filtering or visual alterations have taken place.</text:span></text:p>
        </text:list-item>
        <text:list-item>
          <text:p text:style-name="P15"><text:span text:style-name="T6">Build the interface: the layout components previously defined in section[], are built at this stage. Since part of the components created relay on the data we have initialized, this operation comes right after stage 4. All the operations at this stage are handled by the htmldom sub-module. The final components generated are html elements that will take place inside their corresponding containers.</text:span></text:p>
        </text:list-item>
        <text:list-item>
          <text:p text:style-name="P15"><text:span text:style-name="T6">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text:p>
        </text:list-item>
      </text:list>
      <text:p text:style-name="P16"><text:span text:style-name="T6">All the previous stages enumerated are made once at the initialization of the tool, next we can classify the possible dynamic operations a user can do as filter or visual, lets discuss separately each category and list the specific operations that could be done.</text:span></text:p>
      <text:h text:style-name="P18" text:outline-level="1">References</text:h>
      <text:list xml:id="list9026464073650600359" text:style-name="L7">
        <text:list-item>
          <text:p text:style-name="P4"><text:bookmark-start text:name="__RefNumPara__2122_1322021082"/><text:span text:style-name="T2">Nielsen, Finn &amp; Mietchen, Daniel &amp; Willighagen, Egon. (2017). Scholia and scientometrics with Wikidata. . </text:span><text:bookmark-end text:name="__RefNumPara__2122_13220210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4T14:22:06.600242000</dc:date>
    <meta:editing-duration>P3DT6H47M54S</meta:editing-duration>
    <meta:editing-cycles>158</meta:editing-cycles>
    <meta:generator>LibreOffice/5.0.6.3$MacOSX_X86_64 LibreOffice_project/490fc03b25318460cfc54456516ea2519c11d1aa</meta:generator>
    <meta:document-statistic meta:table-count="0" meta:image-count="0" meta:object-count="0" meta:page-count="4" meta:paragraph-count="51" meta:word-count="1735" meta:character-count="10716" meta:non-whitespace-character-count="9041"/>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